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list-style-name="L1">
      <style:paragraph-properties fo:line-height="100%"/>
      <style:text-properties officeooo:rsid="001f8e61" officeooo:paragraph-rsid="001f8e61"/>
    </style:style>
    <style:style style:name="P2" style:family="paragraph" style:parent-style-name="Standard">
      <style:paragraph-properties fo:margin-left="0in" fo:margin-right="0in" fo:line-height="200%" fo:text-align="start" style:justify-single-word="false" fo:text-indent="0in" style:auto-text-indent="false"/>
      <style:text-properties officeooo:rsid="001f8e61" officeooo:paragraph-rsid="00222bc4"/>
    </style:style>
    <style:style style:name="P3" style:family="paragraph" style:parent-style-name="Text_20_body" style:list-style-name="L1">
      <style:paragraph-properties fo:line-height="200%"/>
      <style:text-properties fo:color="#0e101a" loext:opacity="100%" officeooo:rsid="001f8e61" officeooo:paragraph-rsid="001f8e61" fo:background-color="transparent"/>
    </style:style>
    <style:style style:name="P4" style:family="paragraph" style:parent-style-name="Text_20_body">
      <loext:graphic-properties draw:fill="none" draw:fill-color="#ffffff"/>
      <style:paragraph-properties fo:margin-top="0in" fo:margin-bottom="0in" style:contextual-spacing="false" fo:line-height="200%" fo:background-color="transparent"/>
      <style:text-properties fo:color="#0e101a" loext:opacity="100%" fo:background-color="transparent"/>
    </style:style>
    <style:style style:name="P5" style:family="paragraph" style:parent-style-name="Text_20_body">
      <loext:graphic-properties draw:fill="none" draw:fill-color="#ffffff"/>
      <style:paragraph-properties fo:margin-top="0in" fo:margin-bottom="0in" style:contextual-spacing="false" fo:line-height="200%" fo:background-color="transparent"/>
    </style:style>
    <style:style style:name="T1" style:family="text">
      <style:text-properties officeooo:rsid="0020337a"/>
    </style:style>
    <style:style style:name="T2" style:family="text">
      <style:text-properties officeooo:rsid="0020b90b"/>
    </style:style>
    <style:style style:name="T3" style:family="text">
      <style:text-properties officeooo:rsid="00216c81"/>
    </style:style>
    <style:style style:name="T4" style:family="text">
      <style:text-properties officeooo:rsid="00216fba"/>
    </style:style>
    <style:style style:name="T5" style:family="text">
      <style:text-properties officeooo:rsid="00222bc4"/>
    </style:style>
    <style:style style:name="T6" style:family="text">
      <style:text-properties officeooo:rsid="0023fbb7"/>
    </style:style>
    <style:style style:name="T7" style:family="text">
      <style:text-properties officeooo:rsid="001f8e61"/>
    </style:style>
    <style:style style:name="T8" style:family="text">
      <style:text-properties officeooo:rsid="0025e7cc"/>
    </style:style>
    <style:style style:name="T9" style:family="text">
      <style:text-properties officeooo:rsid="0026059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1908428" text:style-name="L1">
        <text:list-header>
          <text:p text:style-name="P3">Hai Hoang</text:p>
        </text:list-header>
      </text:list>
      <text:p text:style-name="P5"/>
      <text:p text:style-name="P4"> <text:tab/>In my estimation, the moral framework that is most promising when dealing with moral dilemmas would be Kant’s Moral Duty. Kant’s main idea is that actions only have moral worth when the motive behind them is a duty rather than the desired consequence. Our moral duty is to follow the moral law. Moral laws are both rational and universal. What's most interesting about Kant’s ethical system is the categorical imperative.</text:p>
      <text:p text:style-name="P4"><text:tab/>The categorical imperative goes as follows: “I should never act in such a way that I can also will that my maxim should become a universal law”. This is a very effective method of filtering which actions can be deemed ethical can which actions can not. An example of this would be today's novel hardware scalping. Scalping is a trading strategy in which the trader makes his profit from reselling a rare commodity of usually a much higher price. In recent times, several people have taken to scalping in-demand hardware like graphics cards for two to three times its original price. This obviously would be unsustainable if everyone did it so it fails the universalization test for Kant’s ethical system. Thus, scalping is unethical. A huge downside of this ethical system however is that it does not take into account context. For example, lying is considered unethical since it can not be universalized and thus cannot be a moral law. So, in a situation where a bad actor was to ask where your parents are or if you are alone in your house, it would be morally unethical to lie. Another downside of this ethical system is that some of the moral laws can contradict each other. An example of this would be passivism and protecting one's property. Both could become moral laws and yet they are at odds with each other as it is impossible to properly protect your property and stay a pacifist. Yet another downside of Kant’s moral theory is the fact that the categorical imperative may be subject to each person on biases. However, I also do believe that if we were to ask for a large enough sample size, that would not be an issue. Yet, this presents a more subtle issue of democracy that is the collective wisdom of the people is <text:soft-page-break/>not necessarily correct. An example of this is selective abortions in China. China has a great emphasis on bloodline which is why males are preferential to females. China also has strict family planning. What Chinese citizens have resorted to is, to ensure the continuation of their family bloodline, they have selectively had abortions on females. In Western countries, this can be easily considered morally wrong and extreme but in the confines of China, if one were to be born and raised there, a place where it is common practice, I doubt that something such as elective abortions would seem similarly reprehensible.</text:p>
      <text:p text:style-name="P4"><text:tab/>Although having some very glaring issues, Kant’s ethical system remains promising for dealing with moral dilemmas in cyberspace. With cyberspace always evolving and changing, bringing about many new moral dilemmas, it would be advantageous if we could identify at a glance which actions are ethical and which are not. With categorical imperative being as simple and easy to apply as it is, it is a good match for these cyberspace moral dilemmas. However, this ethical system is still flawed and needs additional workarounds until we can reach a better, more complete framework. The main issue as stated above is that the moral laws can be in conflict and that the moral laws do not account for context. A possible solution to this might be to have a hierarchy system of relative morality. An example would be that I lied to save a friend from committing suicide. It is an unethical action to lie to a friend, however, the action of saving a friend from committing suicide is ethical and makes the entire action net ethical.</text:p>
      <text:list xml:id="list225307872975986" text:continue-numbering="true" text:style-name="L1">
        <text:list-item>
          <text:p text:style-name="P1"/>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6T22:36:35.756000000</meta:creation-date>
    <meta:editing-duration>PT3M15S</meta:editing-duration>
    <meta:editing-cycles>3</meta:editing-cycles>
    <meta:generator>LibreOffice/7.2.2.2$Windows_X86_64 LibreOffice_project/02b2acce88a210515b4a5bb2e46cbfb63fe97d56</meta:generator>
    <dc:date>2022-01-26T22:53:04.557000000</dc:date>
    <meta:document-statistic meta:table-count="0" meta:image-count="0" meta:object-count="0" meta:page-count="2" meta:paragraph-count="5" meta:word-count="658" meta:character-count="3810" meta:non-whitespace-character-count="3154"/>
  </office:meta>
</office:document-meta>
</file>